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2.778cm"/>
    </style:style>
    <style:style style:name="Tableau3.D" style:family="table-column">
      <style:table-column-properties style:column-width="6.50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Heading_20_1" style:list-style-name="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Heading_20_1">
      <style:paragraph-properties fo:text-align="center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uteurs :</text:h>
      <text:p text:style-name="P3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4">Auteurs</text:p>
          </table:table-cell>
          <table:table-cell table:style-name="Auteurs.A1" office:value-type="string">
            <text:p text:style-name="P4">Approbateurs</text:p>
          </table:table-cell>
          <table:table-cell table:style-name="Auteurs.C1" office:value-type="string">
            <text:p text:style-name="P4">Validation</text:p>
          </table:table-cell>
        </table:table-row>
        <table:table-row>
          <table:table-cell table:style-name="Auteurs.A2" office:value-type="string">
            <text:p text:style-name="P4"/>
          </table:table-cell>
          <table:table-cell table:style-name="Auteurs.A2" office:value-type="string">
            <text:p text:style-name="P4"/>
          </table:table-cell>
          <table:table-cell table:style-name="Auteurs.C2" office:value-type="string">
            <text:p text:style-name="P4"/>
          </table:table-cell>
        </table:table-row>
      </table:table>
      <text:p text:style-name="P3"/>
      <text:p text:style-name="P3">Diffusion :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Diffusion</text:p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</table:table>
      <text:p text:style-name="P3"/>
      <text:p text:style-name="P3">Documents de référence :</text:p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4"/>
          </table:table-cell>
        </table:table-row>
      </table:table>
      <text:p text:style-name="P3"/>
      <text:p text:style-name="P3">Historique :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">N° version</text:p>
          </table:table-cell>
          <table:table-cell table:style-name="Tableau3.A1" office:value-type="string">
            <text:p text:style-name="P4">Auteur</text:p>
          </table:table-cell>
          <table:table-cell table:style-name="Tableau3.A1" office:value-type="string">
            <text:p text:style-name="P4">Date</text:p>
          </table:table-cell>
          <table:table-cell table:style-name="Tableau3.D1" office:value-type="string">
            <text:p text:style-name="P4">Historique des évolutions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D2" office:value-type="string">
            <text:p text:style-name="P4"/>
          </table:table-cell>
        </table:table-row>
      </table:table>
      <text:p text:style-name="P3"/>
      <text:h text:style-name="P6" text:outline-level="1">Conception allégé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ception allégée<text:tab/>V1.0</text:p>
      </style:header>
      <style:footer>
        <text:p text:style-name="MP2">Page 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47:58</meta:creation-date>
    <dc:title>model</dc:title>
    <meta:editing-duration>P0D</meta:editing-duration>
    <meta:editing-cycles>4</meta:editing-cycles>
    <meta:generator>LibreOffice/3.5$Linux_x86 LibreOffice_project/350m1$Build-2</meta:generator>
    <meta:initial-creator>RASOLO Guillaume</meta:initial-creator>
    <dc:date>2013-09-18T17:18:57</dc:date>
    <dc:creator>RASOLO Guillaume</dc:creator>
    <meta:document-statistic meta:table-count="4" meta:image-count="0" meta:object-count="0" meta:page-count="2" meta:paragraph-count="15" meta:word-count="29" meta:character-count="190" meta:non-whitespace-character-count="176"/>
    <meta:template xlink:type="simple" xlink:actuate="onRequest" xlink:title="model" xlink:href="../../.config/libreoffice/3/user/template/model1.ott" meta:date="2013-09-18T16:47:57"/>
  </office:meta>
</office:document-meta>
</file>